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line-height="110%" fo:text-align="center" style:justify-single-word="false" fo:text-indent="1cm" style:auto-text-indent="false"/>
      <style:text-properties fo:font-weight="bold" style:font-weight-asian="bold" style:font-weight-complex="bold"/>
    </style:style>
    <style:style style:name="P2" style:family="paragraph" style:parent-style-name="Standard">
      <style:paragraph-properties fo:margin-left="0cm" fo:margin-right="0cm" fo:line-height="110%" fo:text-indent="1cm" style:auto-text-indent="false"/>
      <style:text-properties fo:font-size="11pt" style:font-size-asian="11pt" style:font-size-complex="11pt"/>
    </style:style>
    <style:style style:name="P3" style:family="paragraph" style:parent-style-name="Standard">
      <style:paragraph-properties fo:margin-left="0cm" fo:margin-right="0cm" fo:line-height="110%" fo:text-indent="1cm" style:auto-text-indent="false"/>
    </style:style>
    <style:style style:name="P4" style:family="paragraph" style:parent-style-name="Standard">
      <style:paragraph-properties fo:margin-left="0cm" fo:margin-right="0cm" fo:line-height="110%" fo:text-align="center" style:justify-single-word="false" fo:text-indent="1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Глава 9</text:p>
      <text:p text:style-name="P1">МОНІТОРИНГ ДВИГУНІВ ВНУТРІШНЬОГО ЗГОРЯННЯ ЗА ДОПОМОГОЮ НЕЙРОННИХ МЕРЕЖ НА ОСНОВІ ВІРТУАЛЬНОГО ЗОНДУВАННЯ</text:p>
      <text:p text:style-name="P4">Транскордонний Центр автомобільних досліджень (TCAR)</text:p>
      <text:p text:style-name="P4">Інженерно-дослідний центр, Університет Брайтона</text:p>
      <text:p text:style-name="P4">Брайтон, Великобританія</text:p>
      <text:p text:style-name="P4">R.J.Howlett @ Brighton.ac.uk</text:p>
      <text:p text:style-name="P4"></text:p>
      <text:p text:style-name="P2">За останні два десятиліття виробники двигунів внутрішнього згоряння, які використовують в автомобілях, дуже успішно зменшили шкідливі побічні ефекти їхніх продуктів на навколишнє середовище. Тим не менш, вони знаходяться під дедалі більшим тиском для досягнення подальшого скорочення кількості забруднюючих газів, які викидає двигун, і зменшення кількості споживаного палива на кілометр. Водночас характеристики транспортного засобу, які цінують водії, не повинні бути порушеними. Задоволення цих вимог потребує точного управління двигуном і комплексного моніторингу оперативних параметрів блоку живлення. Двигуни дуже чутливі до ціни, і бажано значною мірою покращити рівень вимірювань, необхідних для посилення контролю без додаткових сенсорних пристроїв. Таким чином, непряма оцінка величини, яка нас цікавить, з використанням технології віртуальних датчиків, без прямих вимірювань за допомогою спеціальних датчиків, є областю досліджень зі значним потенціалом. Такі технології інтелектуальних систем, як нейронні мережі, є привабливими для застосування в цій області у зв’язку з їхніми можливостями розпізнавання образів, аналізу сигналу й інтерпретації. Саме тому використання нейронних мереж в моніторингу та контролі двигунів автотранспортних засобів є областю досліджень, яка отримує все більшу увагу як академічних, так і комерційних дослідницьких співтовариств. Тут описано технологію віртуальних сенсорів, віртуальний лямбда-зонд, які використовують нейронні мережі для оцінки коефіцієнта надлишку повітря в двигуні.</text:p>
      <text:p text:style-name="P3"></text:p>
      <text:p text:style-name="P1">1. Вступ</text:p>
      <text:p text:style-name="P2">Двигун внутрішнього згоряння, ймовірно, буде найбільш поширениv автомобільним двигуном аж до початку двадцять першого століття, хоча нові варіанти, такі як двигун з безпосереднім вприскуванням палива (GDI) і Дизельні двигуни високошвидкісного прямого вприскування (HSDI) можуть витіснити більш звичайні варіанти двигуна. Є дві взаємопов’язані теми в області розробки автомобільного двигуна: економія палива і зниження шкідливих викидів у вихлопних газах. Викид вихлопних газів від внутрішнього згоряння (IC) двигунів є основною причиною забруднення навколишнього середовища. Крім того, вихлопні гази містять вуглекислий газ, який, як вважають, сприяє парниковому ефекту та глобальному потеплінню. Щоб зменшити шкоду для навколишнього середовища, уряди в Сполучених Штатах, Європі та решті світу ввели правила, що регулюють допустимі рівні забруднюючих газів у вихлопі. Всім виробникам моторно-транспортних засобів необхідно вжити заходів щодо забезпечення їхніх транспортних засобів відповідності нормам викидів, якщо вони є новими. Крім того, власнику транспортного засобу необхідно переконатися, що транспортний засіб продовжує відповідати стандартам обслуговування, представляючи його періодичне тестування під час звичайної експлуатації. В майбутньому, повинні надаватися бортові діагностичні системи, які здійснюють безперервний моніторинг. </text:p>
      <text:p text:style-name="P2"></text:p>
      <text:p text:style-name="P2">Стандарти по викидах були посилені поступово протягом більше двадцяти років, до моменту, коли викиди були скорочені приблизно на порядок величини, виміряної для кожного автомобіля. Тим не менш, правила стають ще більш жорсткими. Хоча Існуючі методи боротьби з викидами є достатніми для задоволення поточних правил, вони повинні поліпшуватись, для задоволення майбутнього законодавства [1]. У 1998 році Каліфорнійський Закон про чистому повітря вимагає щоб 10% вироблених машин мали нульовий рівень викидів (ZEVs), на 84% знижені вуглеводневі (HC) викиди, 64%-ве зниження викиду оксидів азоту (NOx) і 60% зниження викиду окису вуглецю (СО) для всього автопарку до 2003 року [2]. З 1 січня 1993 року, обов'язкові норми викиду були введені в <text:soft-page-break/>Європі. Це вимагає від усіх нових бензинових авто, що працюють в Європі, бути оснащеними триканальникми авто-каталізаториами, в результаті чого Європейські стандарти є на одному рівні зі стандартами США, що були введені в 1980 році. У 1997 році, на другому етапі в дію були введені правила які охоплюють як бензинові так і дизельні автомобілі. Ці правила привели європейські стандарти в відповідність стандартам США до 1996 року.Був запропонований третій етап правил, який встановлює стандарти на 2000 рік і надалі. Ці правила, коли вступлять в силу, потребуватимуть бензинових автомобілів з електронним управлінням каталітичних нейтралізаторів і повинні бути оснащеними бортовими діагностичними системами [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19:02:55</meta:creation-date>
    <dc:date>2012-03-18T19:07:13</dc:date>
    <meta:editing-duration>PT2M44S</meta:editing-duration>
    <meta:editing-cycles>4</meta:editing-cycles>
    <meta:generator>LibreOffice/3.5$Linux_x86 LibreOffice_project/350m1$Build-13</meta:generator>
    <meta:document-statistic meta:table-count="0" meta:image-count="0" meta:object-count="0" meta:page-count="2" meta:paragraph-count="13" meta:word-count="589" meta:character-count="4603" meta:non-whitespace-character-count="4011"/>
  </office:meta>
</office:document-meta>
</file>